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elloWorld.setFail( boolean 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elloWorld.createMess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HelloWorld.setMessage( String ms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.Mess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Message.getMs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HelloWorld.addText( String 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elloWorld.execute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Message.setMsg( String ms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